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338d1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1c6b6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rsid="00550ece" officeooo:paragraph-rsid="00598b13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" fo:font-size="12pt" fo:font-weight="bold" officeooo:rsid="001f20ca" officeooo:paragraph-rsid="0056f1e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officeooo:paragraph-rsid="00420d06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6pt" fo:font-weight="bold" officeooo:rsid="001f20ca" officeooo:paragraph-rsid="0043c023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56f1ed" officeooo:paragraph-rsid="0056f1ed" style:font-size-asian="16pt" style:font-weight-asian="bold" style:font-size-complex="16pt" style:font-weight-complex="bold"/>
    </style:style>
    <style:style style:name="P10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550ece" officeooo:paragraph-rsid="00550ec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officeooo:paragraph-rsid="0056f1e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officeooo:paragraph-rsid="005812a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officeooo:paragraph-rsid="005a470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officeooo:rsid="0056f1ed" officeooo:paragraph-rsid="0056f1e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Nimbus Sans L" fo:font-size="12pt" officeooo:rsid="005a4706" officeooo:paragraph-rsid="005a470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Nimbus Sans L" fo:font-size="12pt" officeooo:rsid="005ade02" officeooo:paragraph-rsid="0056f1ed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Nimbus Sans L" fo:font-size="12pt" officeooo:rsid="005812ae" officeooo:paragraph-rsid="005812ae" style:font-size-asian="12pt" style:font-size-complex="12pt"/>
    </style:style>
    <style:style style:name="P19" style:family="paragraph" style:parent-style-name="Standard">
      <style:text-properties style:font-name="Nimbus Sans L" fo:font-size="16pt" style:text-underline-style="solid" style:text-underline-width="auto" style:text-underline-color="font-color" fo:font-weight="bold" officeooo:rsid="003dd8e9" officeooo:paragraph-rsid="0043c023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Nimbus Sans L" fo:font-size="16pt" style:text-underline-style="solid" style:text-underline-width="auto" style:text-underline-color="font-color" fo:font-weight="bold" officeooo:rsid="003dd8e9" officeooo:paragraph-rsid="0056f1e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5a4706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Nimbus Sans L" officeooo:paragraph-rsid="00550ece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Nimbus Sans L" fo:font-size="12pt" officeooo:rsid="00550ece" officeooo:paragraph-rsid="005ade02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Nimbus Sans L" fo:font-size="12pt" officeooo:rsid="0056f1ed" officeooo:paragraph-rsid="0056f1ed" style:font-size-asian="12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Nimbus Sans L" fo:font-size="12pt" officeooo:rsid="0056f1ed" officeooo:paragraph-rsid="0056f1ed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Nimbus Sans L" fo:font-size="12pt" officeooo:rsid="0056f1ed" officeooo:paragraph-rsid="005ade02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5ade02"/>
    </style:style>
    <style:style style:name="P28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style:text-underline-style="none" fo:font-weight="bold" officeooo:rsid="00598b13" officeooo:paragraph-rsid="00598b13" style:font-weight-asian="bold" style:font-weight-complex="bold"/>
    </style:style>
    <style:style style:name="P29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6192ea"/>
    </style:style>
    <style:style style:name="T1" style:family="text">
      <style:text-properties officeooo:rsid="001f20ca"/>
    </style:style>
    <style:style style:name="T2" style:family="text">
      <style:text-properties fo:font-weight="bold" officeooo:rsid="002b24f5" style:font-weight-asian="bold" style:font-weight-complex="bold"/>
    </style:style>
    <style:style style:name="T3" style:family="text">
      <style:text-properties officeooo:rsid="002e8f86"/>
    </style:style>
    <style:style style:name="T4" style:family="text">
      <style:text-properties style:text-position="0% 100%" fo:font-weight="bold" officeooo:rsid="00a65559" style:font-weight-asian="bold" style:font-weight-complex="bold"/>
    </style:style>
    <style:style style:name="T5" style:family="text">
      <style:text-properties style:text-position="0% 100%" fo:font-weight="normal" officeooo:rsid="00a65559" style:font-weight-asian="normal" style:font-weight-complex="normal"/>
    </style:style>
    <style:style style:name="T6" style:family="text">
      <style:text-properties fo:font-weight="normal" officeooo:rsid="001d0c7b" style:font-weight-asian="normal" style:font-weight-complex="normal"/>
    </style:style>
    <style:style style:name="T7" style:family="text">
      <style:text-properties officeooo:rsid="00550ece"/>
    </style:style>
    <style:style style:name="T8" style:family="text">
      <style:text-properties officeooo:rsid="004731f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550ece" style:font-size-asian="12pt" style:font-size-complex="12pt"/>
    </style:style>
    <style:style style:name="T11" style:family="text">
      <style:text-properties style:font-name="Nimbus Sans L" fo:font-size="12pt" style:font-size-asian="12pt" style:font-size-complex="12pt"/>
    </style:style>
    <style:style style:name="T12" style:family="text">
      <style:text-properties style:font-name="Nimbus Sans L" fo:font-size="12pt" officeooo:rsid="0056f1ed" style:font-size-asian="12pt" style:font-size-complex="12pt"/>
    </style:style>
    <style:style style:name="T13" style:family="text">
      <style:text-properties style:font-name="Nimbus Sans L" fo:font-size="12pt" officeooo:rsid="005a4706" style:font-size-asian="12pt" style:font-size-complex="12pt"/>
    </style:style>
    <style:style style:name="T14" style:family="text">
      <style:text-properties style:font-name="Nimbus Sans L" fo:font-size="12pt" officeooo:rsid="005ade02" style:font-size-asian="12pt" style:font-size-complex="12pt"/>
    </style:style>
    <style:style style:name="T15" style:family="text">
      <style:text-properties style:text-underline-style="none" fo:font-weight="normal" officeooo:rsid="00514f86" style:font-weight-asian="normal" style:font-weight-complex="normal"/>
    </style:style>
    <style:style style:name="T16" style:family="text">
      <style:text-properties officeooo:rsid="005a4706"/>
    </style:style>
    <style:style style:name="T17" style:family="text">
      <style:text-properties officeooo:rsid="005ade02"/>
    </style:style>
    <style:style style:name="T18" style:family="text">
      <style:text-properties officeooo:rsid="005ef3c1"/>
    </style:style>
    <style:style style:name="T19" style:family="text">
      <style:text-properties officeooo:rsid="004c94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8">Brooms Head to Wooli (Part of </text:span>Yuraygir Coastal Walk<text:span text:style-name="T18">) – V1.0</text:span></text:p>
      <text:p text:style-name="P1">Phil Shepherd – <text:span text:style-name="T3">Aug 2017</text:span></text:p>
      <text:p text:style-name="P2"/>
      <text:p text:style-name="P3"><text:span text:style-name="T2">MAP:<text:tab/><text:tab/><text:tab/></text:span><text:span text:style-name="T6">Brooms Head 9538-1-N, Sandon 9538-1-S, Bare Point, 9538-2N</text:span><text:line-break/><text:span text:style-name="T4">Grid Ref Zone:<text:tab/></text:span><text:span text:style-name="T5">MGRS </text:span><text:span text:style-name="T1">56JNN (entering 56JNM just to north of Wooli)</text:span></text:p>
      <text:p text:style-name="P4"/>
      <text:p text:style-name="P7"/>
      <text:p text:style-name="P10">Award Scheme</text:p>
      <text:p text:style-name="P5"><text:span text:style-name="T8">V</text:span>enturer Award Hike - <text:span text:style-name="T15">Brooms Head To Wooli</text:span></text:p>
      <text:p text:style-name="P8"/>
      <text:p text:style-name="P9">Summary</text:p>
      <text:p text:style-name="P16">The yuraygir coastal walk offers a variety of suitable hikes. <text:s/></text:p>
      <text:p text:style-name="P14"><text:span text:style-name="T16">Best to walk </text:span>from the North to the South <text:span text:style-name="T16">so that the </text:span>sun <text:span text:style-name="T16">is </text:span>on your bac<text:span text:style-name="T16">k.</text:span></text:p>
      <text:p text:style-name="P14"/>
      <text:p text:style-name="P16">There’s a number of river crossings that require either careful timing (low-tide), or arranging water transport.</text:p>
      <text:p text:style-name="P16"/>
      <text:p text:style-name="P21"><text:span text:style-name="T11">Walk Information:<text:line-break/><text:tab/></text:span><text:a xlink:type="simple" xlink:href="http://www.nationalparks.nsw.gov.au/things-to-do/walking-tracks/yuraygir-coastal-walk" text:style-name="Internet_20_link" text:visited-style-name="Visited_20_Internet_20_Link"><text:span text:style-name="T13">http://www.nationalparks.nsw.gov.au/things-to-do/walking-tracks/yuraygir-coastal-walk</text:span></text:a></text:p>
      <text:p text:style-name="P6"/>
      <text:p text:style-name="P19"><text:span text:style-name="T7">Hike – Day 1</text:span> - BROOMS HEAD TO <text:span text:style-name="T7">Illaroo Campground</text:span></text:p>
      <text:p text:style-name="P11"/>
      <text:p text:style-name="P18">Primarily a beach hike. </text:p>
      <text:p text:style-name="P13"/>
      <text:list xml:id="list3952820059" text:style-name="L1">
        <text:list-item>
          <text:p text:style-name="P22"><text:span text:style-name="T9">Start - Brooms Head, </text:span><text:span text:style-name="T10">c</text:span><text:span text:style-name="T9">orner of Poinsettia Crescent &amp; Azalea St – park/walk entry point</text:span></text:p>
        </text:list-item>
        <text:list-item>
          <text:p text:style-name="P22"><text:span text:style-name="T9">Cross Sandon – </text:span><text:span text:style-name="T10">need to plan for lift across Sandor River – ask at campsite</text:span></text:p>
        </text:list-item>
        <text:list-item>
          <text:p text:style-name="P23">Get fresh water at Sandon <text:span text:style-name="T17">(3186 1699)</text:span></text:p>
        </text:list-item>
        <text:list-item>
          <text:p text:style-name="P22"><text:span text:style-name="T10">Walk to camp at </text:span><text:span text:style-name="T9">Illaroo Campground at 5pm</text:span></text:p>
        </text:list-item>
        <text:list-item>
          <text:p text:style-name="P24">Need to plan water drop at Illaroo Campgroun</text:p>
        </text:list-item>
      </text:list>
      <text:p text:style-name="P15"/>
      <text:p text:style-name="P20"><text:span text:style-name="T7">Hike – Day 2</text:span> - <text:span text:style-name="T7">Illaroo Campground to Wooli</text:span></text:p>
      <text:p text:style-name="P12"/>
      <text:list xml:id="list3607797593" text:style-name="L2">
        <text:list-item>
          <text:p text:style-name="P27"><text:span text:style-name="T12">Get fresh w</text:span><text:span text:style-name="T11">ater stop at Minnie Water </text:span><text:span text:style-name="T14">(2855 0675)</text:span></text:p>
        </text:list-item>
        <text:list-item>
          <text:p text:style-name="P25">Past rock platform (requires low-tide)</text:p>
        </text:list-item>
        <text:list-item>
          <text:p text:style-name="P25">Pass Boorkoom camp area</text:p>
        </text:list-item>
        <text:list-item>
          <text:p text:style-name="P26">Arrive at Wooli <text:span text:style-name="T17">(2570 9601)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6192ea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Brooms Head to Wooli (Part of Yuraygir Coastal Walk)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6T00:40:55.762600520</dc:date>
    <meta:editing-duration>P1DT18H5M30S</meta:editing-duration>
    <meta:editing-cycles>55</meta:editing-cycles>
    <dc:title>Brooms Head to Wooli (Part of Yuraygir Coastal Walk) – V1.0</dc:title>
    <meta:document-statistic meta:table-count="0" meta:image-count="0" meta:object-count="0" meta:page-count="1" meta:paragraph-count="23" meta:word-count="207" meta:character-count="1237" meta:non-whitespace-character-count="1047"/>
  </office:meta>
</office:document-meta>
</file>